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8819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6.17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ro3" style:family="table-row">
      <style:table-row-properties style:row-height="0.6445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5756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9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a6099"/>
    </style:style>
    <style:style style:name="ce52" style:family="table-cell" style:parent-style-name="Default">
      <style:table-cell-properties fo:border="0.06pt solid #000000" style:vertical-align="middle"/>
      <style:text-properties fo:color="#2a60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visibility="collapse" table:default-cell-style-name="ce23"/>
        <table:table-column table:style-name="co5" table:visibility="collapse" table:default-cell-style-name="ce44"/>
        <table:table-column table:style-name="co6" table:default-cell-style-name="ce38"/>
        <table:table-column table:style-name="co7" table:default-cell-style-name="ce60"/>
        <table:table-column table:style-name="co8" table:number-columns-repeated="1004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6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CARRIER SENSE: Asserted high to indicate the receive medium is non-idle.</text:p>
          </table:table-cell>
          <table:table-cell table:number-columns-repeated="1004"/>
        </table:table-row>
        <table:table-row table:style-name="ro3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RECEIVE CLOCK: Provides the 25 MHz recovered receive clocks for 100 Mb/s mode and 2.5</text:p>
            <text:p>MHz for 10 Mb/s mode.</text:p>
            <text:p>Unused in RMII mode. The device uses the X1 reference clock input as the 50 MHz reference for</text:p>
            <text:p>both transmit and receive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style-name="ce50" office:value-type="string" calcext:value-type="string">
            <text:p>Serial Management Interface</text:p>
          </table:table-cell>
          <table:table-cell table:style-name="ce59" office:value-type="string" calcext:value-type="string">
            <text:p>MANAGEMENT DATA I/O: Bi-directional management instruction/data signal that may be</text:p>
            <text:p>sourced by the station management entity or the PHY. This pin requires a 1.5 kΩ pullup resistor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4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 VALID: Asserted high to indicate that valid data is present on the</text:p>
            <text:p>corresponding RXD[3:0]. Mll mode by default with internal pulldown.</text:p>
          </table:table-cell>
          <table:table-cell table:number-columns-repeated="1004"/>
        </table:table-row>
        <table:table-row table:style-name="ro3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style-name="ce26" office:value-type="string" calcext:value-type="string">
            <text:p>ETH_MCO</text:p>
          </table:table-cell>
          <table:table-cell table:number-columns-repeated="2" table:style-name="ce26" office:value-type="string" calcext:value-type="string">
            <text:p>RCC_MCO_1</text:p>
          </table:table-cell>
          <table:table-cell table:style-name="ce51" office:value-type="string" calcext:value-type="string">
            <text:p>Clock Interface</text:p>
          </table:table-cell>
          <table:table-cell table:style-name="ce52" office:value-type="string" calcext:value-type="string">
            <text:p>CRYSTAL/OSCILLATOR INPUT: This pin is the primary clock reference input for the</text:p>
            <text:p>DP83848C/I/VYB/YB and must be connected to a 25 MHz 0.005% (±50 ppm) clock source.</text:p>
            <text:p>The DP83848C/I/VYB/YB supports either an external crystal resonator connected across pins</text:p>
            <text:p>X1 and X2, or an external CMOS-level oscillator source connected to pin X1 only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PEDAL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RELE1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AMP_UPR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5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5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6" office:value-type="string" calcext:value-type="string">
            <text:p><text:s/>Пин инициализирован</text:p>
          </table:table-cell>
          <table:table-cell table:style-name="ce57" office:value-type="string" calcext:value-type="string">
            <text:p>POW_DOWN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4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4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RECEIVE ERROR: Asserted high synchronously to RX_CLK to indicate that an invalid symbol</text:p>
            <text:p>has been detected within a received packet in 100 Mb/s mode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Active high input indicates the presence of valid data inputs on</text:p>
            <text:p>TXD[3:0]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number-columns-repeated="1004"/>
        </table:table-row>
        <table:table-row table:style-name="ro4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6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19" office:value-type="string" calcext:value-type="string">
            <text:p>ETH_MDC</text:p>
          </table:table-cell>
          <table:table-cell table:style-name="ce50" office:value-type="string" calcext:value-type="string">
            <text:p>Serial Management Interface</text:p>
          </table:table-cell>
          <table:table-cell table:style-name="ce59" office:value-type="string" calcext:value-type="string">
            <text:p>MANAGEMENT DATA CLOCK: Synchronous clock to the MDIO management data input/output</text:p>
            <text:p>serial interface which may be asynchronous to transmit and receive clocks. The maximum clock</text:p>
            <text:p>rate is 25 MHz with no minimum clock rate.</text:p>
          </table:table-cell>
          <table:table-cell table:number-columns-repeated="1004"/>
        </table:table-row>
        <table:table-row table:style-name="ro7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Transmit data MII input pins, TXD[3:0], that accept data synchronous to</text:p>
            <text:p>the TX_CLK (2.5 MHz in 10 Mb/s mode or 25 MHz in 100 Mb/s mode).</text:p>
          </table:table-cell>
          <table:table-cell table:style-name="Default"/>
          <table:table-cell table:number-columns-repeated="1003"/>
        </table:table-row>
        <table:table-row table:style-name="ro3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TRANSMIT CLOCK: 25 MHz Transmit clock output in 100 Mb/s mode or 2.5 MHz in 10 Mb/s</text:p>
            <text:p>mode derived from the 25 MHz reference clock.</text:p>
            <text:p>Unused in RMII mode. The device uses the X1 reference clock input as the 50 MHz reference for</text:p>
            <text:p>both transmit and receive.</text:p>
          </table:table-cell>
          <table:table-cell table:number-columns-repeated="1004"/>
        </table:table-row>
        <table:table-row table:style-name="ro5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5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style-name="ce34" office:value-type="string" calcext:value-type="string">
            <text:p>Mac Data Interface</text:p>
          </table:table-cell>
          <table:table-cell table:style-name="ce59" office:value-type="string" calcext:value-type="string">
            <text:p>MII RECEIVE DATA: Nibble wide receive data signals driven synchronously to the RX_CLK, 25</text:p>
            <text:p>MHz for 100 Mb/s mode, 2.5 MHz for 10 Mb/s mode). RXD[3:0] signals contain valid data when</text:p>
            <text:p>RX_DV is asserted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2" svg:width="1.1413in" svg:height="0.7083in" svg:x="1.0736in" svg:y="7.0626in" draw:caption-point-x="-0.2402in" draw:caption-point-y="0.5945in">
              <dc:date>2022-03-01T00:00:00</dc:date>
              <text:p text:style-name="P1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34"/>
          <table:table-cell table:style-name="ce59"/>
          <table:table-cell table:number-columns-repeated="1004"/>
        </table:table-row>
        <table:table-row table:style-name="ro8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style-name="ce50" office:value-type="string" calcext:value-type="string">
            <text:p>Mac Data Interface</text:p>
          </table:table-cell>
          <table:table-cell table:style-name="ce59" office:value-type="string" calcext:value-type="string">
            <text:p>MII COLLISION DETECT: Asserted high to indicate detection of a collision condition</text:p>
            <text:p>(simultaneous transmit and receive activity) in 10 Mb/s and 100 Mb/s Half Duplex Modes.</text:p>
            <text:p>While in 10BASE-T Half Duplex mode with heartbeat enabled this pin is also asserted for a</text:p>
            <text:p>duration of approximately 1μs at the end of transmission to indicate heartbeat (SQE test).</text:p>
            <text:p>In Full Duplex Mode, for 10 Mb/s or 100 Mb/s operation, this signal is always logic 0. There is no</text:p>
            <text:p>heartbeat function during 10 Mb/s full duplex operation.</text:p>
          </table:table-cell>
          <table:table-cell table:number-columns-repeated="1004"/>
        </table:table-row>
        <table:table-row table:style-name="ro2" table:visibility="collapse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6"/>
        </table:table-row>
        <table:table-row table:style-name="ro2" table:visibility="collapse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6"/>
        </table:table-row>
        <table:table-row table:style-name="ro2" table:visibility="collapse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6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17 пинов</text:p>
          </table:table-cell>
          <table:table-cell table:number-columns-repeated="1005"/>
        </table:table-row>
        <table:table-row table:style-name="ro1" table:number-rows-repeated="1048425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  <table:database-ranges>
        <table:database-range table:name="__Anonymous_Sheet_DB__0" table:target-range-address="All.D1:All.D14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5:39:24.7190217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6-07T18:17:40.438757479</dc:date>
    <meta:editing-duration>P1DT9H19M5S</meta:editing-duration>
    <meta:editing-cycles>200</meta:editing-cycles>
    <meta:document-statistic meta:table-count="1" meta:cell-count="918" meta:object-count="0"/>
  </office:meta>
</office:document-meta>
</file>